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.01pt"/>
    </style:style>
    <style:style style:name="co3" style:family="table-column">
      <style:table-column-properties fo:break-before="auto" style:column-width="15.76pt"/>
    </style:style>
    <style:style style:name="co4" style:family="table-column">
      <style:table-column-properties fo:break-before="auto" style:column-width="15.05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28.06pt"/>
    </style:style>
    <style:style style:name="co7" style:family="table-column">
      <style:table-column-properties fo:break-before="auto" style:column-width="36.11pt"/>
    </style:style>
    <style:style style:name="co8" style:family="table-column">
      <style:table-column-properties fo:break-before="auto" style:column-width="27.41pt"/>
    </style:style>
    <style:style style:name="co9" style:family="table-column">
      <style:table-column-properties fo:break-before="auto" style:column-width="32.66pt"/>
    </style:style>
    <style:style style:name="co10" style:family="table-column">
      <style:table-column-properties fo:break-before="auto" style:column-width="60.66pt"/>
    </style:style>
    <style:style style:name="co11" style:family="table-column">
      <style:table-column-properties fo:break-before="auto" style:column-width="40.51pt"/>
    </style:style>
    <style:style style:name="co12" style:family="table-column">
      <style:table-column-properties fo:break-before="auto" style:column-width="37.16pt"/>
    </style:style>
    <style:style style:name="co13" style:family="table-column">
      <style:table-column-properties fo:break-before="auto" style:column-width="31.35pt"/>
    </style:style>
    <style:style style:name="co14" style:family="table-column">
      <style:table-column-properties fo:break-before="auto" style:column-width="34.55pt"/>
    </style:style>
    <style:style style:name="co15" style:family="table-column">
      <style:table-column-properties fo:break-before="auto" style:column-width="50.66pt"/>
    </style:style>
    <style:style style:name="co16" style:family="table-column">
      <style:table-column-properties fo:break-before="auto" style:column-width="52.1pt"/>
    </style:style>
    <style:style style:name="co17" style:family="table-column">
      <style:table-column-properties fo:break-before="auto" style:column-width="42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fff200"/>
    </style:style>
    <style:style style:name="ce13" style:family="table-cell" style:parent-style-name="Default">
      <style:table-cell-properties fo:background-color="#8ccfb7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8ccfb7" fo:border="0.06pt solid #000000"/>
    </style:style>
    <style:style style:name="ce14" style:family="table-cell" style:parent-style-name="Default">
      <style:text-properties fo:color="#00a65d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99pt groove #000000" fo:border-right="none" fo:border-top="0.99pt groove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99pt groove #000000" fo:border-right="none" fo:border-top="none"/>
    </style:style>
    <style:style style:name="ce17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groove #000000" fo:border-left="0.99pt groove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groove #000000"/>
    </style:style>
    <style:style style:name="ce20" style:family="table-cell" style:parent-style-name="Default">
      <style:text-properties fo:color="#ef413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99pt groove #000000" fo:border-left="none" fo:border-right="none" fo:border-top="none"/>
    </style:style>
    <style:style style:name="ce23" style:family="table-cell" style:parent-style-name="Default">
      <style:table-cell-properties fo:border-bottom="none" fo:border-left="none" fo:border-right="0.99pt groove #000000" fo:border-top="none"/>
      <style:text-properties fo:color="#ef413d"/>
    </style:style>
    <style:style style:name="ce24" style:family="table-cell" style:parent-style-name="Default">
      <style:table-cell-properties fo:border-bottom="none" fo:border-left="none" fo:border-right="0.99pt groove #000000" fo:border-top="none"/>
    </style:style>
    <style:style style:name="ce25" style:family="table-cell" style:parent-style-name="Default">
      <style:table-cell-properties fo:border-bottom="none" fo:border-left="none" fo:border-right="0.99pt groove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groove #000000" fo:border-left="none" fo:border-right="0.99pt groove #000000" fo:border-top="none"/>
    </style:style>
    <style:style style:name="ce27" style:family="table-cell" style:parent-style-name="Default">
      <style:table-cell-properties fo:border-bottom="none" fo:border-left="none" fo:border-right="0.99pt groove #000000" fo:border-top="0.99pt groove #000000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order-bottom="none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color="#00a65d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  <style:text-properties fo:color="#00a65d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 style:data-style-name="N121"/>
    <style:style style:name="ce34" style:family="table-cell" style:parent-style-name="Default">
      <style:table-cell-properties fo:border="0.06pt solid #000000"/>
      <style:text-properties fo:color="#ef413d"/>
    </style:style>
    <style:style style:name="ce35" style:family="table-cell" style:parent-style-name="Default" style:data-style-name="N122"/>
    <style:style style:name="ce3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200" fo:border="0.06pt solid #000000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fo:background-color="#8ccfb7" fo:border="0.06pt solid #000000"/>
    </style:style>
    <style:style style:name="ce80" style:family="table-cell" style:parent-style-name="Default">
      <style:table-cell-properties fo:background-color="#cccccc"/>
    </style:style>
    <style:style style:name="ce81" style:family="table-cell" style:parent-style-name="Default">
      <style:table-cell-properties fo:background-color="#dddddd"/>
    </style:style>
    <style:style style:name="ce82" style:family="table-cell" style:parent-style-name="Default">
      <style:table-cell-properties fo:background-color="#fff200"/>
    </style:style>
    <style:style style:name="ce83" style:family="table-cell" style:parent-style-name="Default">
      <style:table-cell-properties fo:background-color="#8ccfb7"/>
    </style:style>
    <style:style style:name="ce84" style:family="table-cell" style:parent-style-name="Default">
      <style:text-properties fo:color="#00a65d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0.99pt groove #000000" fo:border-right="none" fo:border-top="0.99pt groove #000000"/>
      <style:paragraph-properties fo:text-align="center" fo:margin-left="0pt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none" fo:border-left="0.99pt groove #000000" fo:border-right="none" fo:border-top="none"/>
    </style:style>
    <style:style style:name="ce87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99pt groove #000000" fo:border-left="0.99pt groove #000000" fo:border-right="none" fo:border-top="none"/>
    </style:style>
    <style:style style:name="ce89" style:family="table-cell" style:parent-style-name="Default">
      <style:table-cell-properties fo:border-bottom="none" fo:border-left="none" fo:border-right="none" fo:border-top="0.99pt groove #000000"/>
    </style:style>
    <style:style style:name="ce90" style:family="table-cell" style:parent-style-name="Default">
      <style:text-properties fo:color="#ef413d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0.99pt groove #000000" fo:border-left="none" fo:border-right="none" fo:border-top="none"/>
    </style:style>
    <style:style style:name="ce93" style:family="table-cell" style:parent-style-name="Default">
      <style:table-cell-properties fo:border-bottom="none" fo:border-left="none" fo:border-right="0.99pt groove #000000" fo:border-top="none"/>
      <style:text-properties fo:color="#ef413d"/>
    </style:style>
    <style:style style:name="ce94" style:family="table-cell" style:parent-style-name="Default">
      <style:table-cell-properties fo:border-bottom="none" fo:border-left="none" fo:border-right="0.99pt groove #000000" fo:border-top="none"/>
    </style:style>
    <style:style style:name="ce95" style:family="table-cell" style:parent-style-name="Default">
      <style:table-cell-properties fo:border-bottom="none" fo:border-left="none" fo:border-right="0.99pt groove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99pt groove #000000" fo:border-left="none" fo:border-right="0.99pt groove #000000" fo:border-top="none"/>
    </style:style>
    <style:style style:name="ce97" style:family="table-cell" style:parent-style-name="Default">
      <style:table-cell-properties fo:border-bottom="none" fo:border-left="none" fo:border-right="0.99pt groove #000000" fo:border-top="0.99pt groove #000000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9" style:family="table-cell" style:parent-style-name="Default">
      <style:table-cell-properties fo:border-bottom="none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fo:color="#00a65d"/>
    </style:style>
    <style:style style:name="ce101" style:family="table-cell" style:parent-style-name="Default">
      <style:table-cell-properties fo:border-bottom="0.06pt solid #000000" fo:border-left="0.06pt solid #000000" fo:border-right="none" fo:border-top="none"/>
      <style:text-properties fo:color="#00a65d"/>
    </style:style>
    <style:style style:name="ce102" style:family="table-cell" style:parent-style-name="Default">
      <style:table-cell-properties fo:border-bottom="none" fo:border-left="none" fo:border-right="0.06pt solid #000000" fo:border-top="0.06pt solid #000000"/>
    </style:style>
    <style:style style:name="ce103" style:family="table-cell" style:parent-style-name="Default" style:data-style-name="N121"/>
    <style:style style:name="ce104" style:family="table-cell" style:parent-style-name="Default">
      <style:table-cell-properties fo:border="0.06pt solid #000000"/>
      <style:text-properties fo:color="#ef413d"/>
    </style:style>
    <style:style style:name="ce105" style:family="table-cell" style:parent-style-name="Default" style:data-style-name="N122"/>
    <style:style style:name="ce106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08" style:family="table-cell" style:parent-style-name="Default" style:data-style-name="N122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3"/>
        <table:table-column table:style-name="co1" table:number-columns-repeated="3" table:default-cell-style-name="ce7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ce73" office:value-type="string" calcext:value-type="string">
            <text:p>Reward</text:p>
          </table:table-cell>
          <table:table-cell table:style-name="ce73" office:value-type="string" calcext:value-type="string">
            <text:p>Survivers</text:p>
          </table:table-cell>
          <table:table-cell table:style-name="ce73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51434" calcext:value-type="float">
            <text:p>262.95143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.111621" calcext:value-type="float">
            <text:p>269.11162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75" office:value-type="string" calcext:value-type="string" table:number-columns-spanned="4" table:number-rows-spanned="1">
            <text:p>Policy</text:p>
          </table:table-cell>
          <table:covered-table-cell table:number-columns-repeated="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0.265116" calcext:value-type="float">
            <text:p>270.265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5" office:value-type="string" calcext:value-type="string" table:number-columns-spanned="3" table:number-rows-spanned="1">
            <text:p>x</text:p>
          </table:table-cell>
          <table:covered-table-cell table:number-columns-repeated="2" office:value-type="string" calcext:value-type="string">
            <text:p>x</text:p>
          </table:covered-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2.396529" calcext:value-type="float">
            <text:p>282.3965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75" office:value-type="string" calcext:value-type="string" table:number-columns-spanned="1" table:number-rows-spanned="7">
            <text:p>y</text:p>
          </table:table-cell>
          <table:table-cell table:style-name="ce76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7"/>
          <table:table-cell/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float" office:value="0.9" calcext:value-type="float">
            <text:p>0.9</text:p>
          </table:table-cell>
          <table:table-cell table:style-name="ce8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9.517435" calcext:value-type="float">
            <text:p>279.517435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77"/>
          <table:table-cell table:style-name="ce78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number-columns-repeated="2" table:style-name="ce83" office:value-type="float" office:value="1" calcext:value-type="float">
            <text:p>1</text:p>
          </table:table-cell>
          <table:table-cell table:number-columns-repeated="4" table:style-name="ce83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.370167" calcext:value-type="float">
            <text:p>278.370167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78" office:value-type="float" office:value="3" calcext:value-type="float">
            <text:p>3</text:p>
          </table:table-cell>
          <table:table-cell table:style-name="ce77"/>
          <table:table-cell table:style-name="ce77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7.963013" calcext:value-type="float">
            <text:p>277.963013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7" calcext:value-type="float">
            <text:p>7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7.992915" calcext:value-type="float">
            <text:p>277.992915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.999818" calcext:value-type="float">
            <text:p>274.999818</text:p>
          </table:table-cell>
          <table:table-cell office:value-type="float" office:value="1" calcext:value-type="float">
            <text:p>1</text:p>
          </table:table-cell>
          <table:table-cell/>
          <table:covered-table-cell office:value-type="string" calcext:value-type="string">
            <text:p>y</text:p>
          </table:covered-table-cell>
          <table:table-cell table:style-name="ce77" table:number-columns-repeated="3"/>
          <table:table-cell table:style-name="ce80" office:value-type="float" office:value="1" calcext:value-type="float">
            <text:p>1</text:p>
          </table:table-cell>
          <table:table-cell table:style-name="ce80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5" office:value-type="float" office:value="10" calcext:value-type="float" table:number-columns-spanned="1" table:number-rows-spanned="7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0.340668" calcext:value-type="float">
            <text:p>280.340668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style-name="ce77" table:number-columns-repeated="3"/>
          <table:table-cell table:style-name="ce80" office:value-type="float" office:value="2" calcext:value-type="float">
            <text:p>2</text:p>
          </table:table-cell>
          <table:table-cell table:style-name="ce80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covered-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.9605" calcext:value-type="float">
            <text:p>275.96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0" office:value-type="float" office:value="3" calcext:value-type="float">
            <text:p>3</text:p>
          </table:table-cell>
          <table:table-cell table:style-name="ce80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covered-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1.941145" calcext:value-type="float">
            <text:p>281.9411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0" office:value-type="float" office:value="4" calcext:value-type="float">
            <text:p>4</text:p>
          </table:table-cell>
          <table:table-cell table:style-name="ce80" table:number-columns-repeated="4"/>
          <table:table-cell table:style-name="ce80" office:value-type="float" office:value="1" calcext:value-type="float">
            <text:p>1</text:p>
          </table:table-cell>
          <table:table-cell table:style-name="ce80"/>
          <table:covered-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6.330687" calcext:value-type="float">
            <text:p>276.33068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0" office:value-type="float" office:value="5" calcext:value-type="float">
            <text:p>5</text:p>
          </table:table-cell>
          <table:table-cell table:style-name="ce80" table:number-columns-repeated="3"/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covered-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2.151603" calcext:value-type="float">
            <text:p>282.15160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0" office:value-type="float" office:value="6" calcext:value-type="float">
            <text:p>6</text:p>
          </table:table-cell>
          <table:table-cell table:style-name="ce80" table:number-columns-repeated="5"/>
          <table:table-cell table:style-name="ce80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6.508145" calcext:value-type="float">
            <text:p>256.50814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0" office:value-type="float" office:value="7" calcext:value-type="float">
            <text:p>7</text:p>
          </table:table-cell>
          <table:table-cell table:style-name="ce80" table:number-columns-repeated="6"/>
          <table:covered-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.308203" calcext:value-type="float">
            <text:p>266.30820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1" office:value-type="float" office:value="1" calcext:value-type="float">
            <text:p>1</text:p>
          </table:table-cell>
          <table:table-cell table:style-name="ce81" table:number-columns-repeated="3"/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table-cell table:style-name="ce75" office:value-type="float" office:value="1" calcext:value-type="float" table:number-columns-spanned="1" table:number-rows-spanned="7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8.3295" calcext:value-type="float">
            <text:p>278.329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1" office:value-type="float" office:value="2" calcext:value-type="float">
            <text:p>2</text:p>
          </table:table-cell>
          <table:table-cell table:style-name="ce81" table:number-columns-repeated="4"/>
          <table:table-cell table:style-name="ce81" office:value-type="float" office:value="1" calcext:value-type="float">
            <text:p>1</text:p>
          </table:table-cell>
          <table:table-cell table:style-name="ce81"/>
          <table:covered-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7.618083" calcext:value-type="float">
            <text:p>277.61808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1" office:value-type="float" office:value="3" calcext:value-type="float">
            <text:p>3</text:p>
          </table:table-cell>
          <table:table-cell table:style-name="ce81" table:number-columns-repeated="3"/>
          <table:table-cell table:style-name="ce81" office:value-type="float" office:value="1" calcext:value-type="float">
            <text:p>1</text:p>
          </table:table-cell>
          <table:table-cell table:style-name="ce81" table:number-columns-repeated="2"/>
          <table:covered-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4.333956" calcext:value-type="float">
            <text:p>274.33395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1" office:value-type="float" office:value="4" calcext:value-type="float">
            <text:p>4</text:p>
          </table:table-cell>
          <table:table-cell table:style-name="ce81" table:number-columns-repeated="4"/>
          <table:table-cell table:style-name="ce81" office:value-type="float" office:value="1" calcext:value-type="float">
            <text:p>1</text:p>
          </table:table-cell>
          <table:table-cell table:style-name="ce81"/>
          <table:covered-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1.442862" calcext:value-type="float">
            <text:p>271.44286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1" office:value-type="float" office:value="5" calcext:value-type="float">
            <text:p>5</text:p>
          </table:table-cell>
          <table:table-cell table:style-name="ce81" table:number-columns-repeated="4"/>
          <table:table-cell table:style-name="ce81" office:value-type="float" office:value="1" calcext:value-type="float">
            <text:p>1</text:p>
          </table:table-cell>
          <table:table-cell table:style-name="ce81"/>
          <table:covered-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.33336" calcext:value-type="float">
            <text:p>270.3333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1" office:value-type="float" office:value="6" calcext:value-type="float">
            <text:p>6</text:p>
          </table:table-cell>
          <table:table-cell table:style-name="ce81" table:number-columns-repeated="4"/>
          <table:table-cell table:style-name="ce81" office:value-type="float" office:value="1" calcext:value-type="float">
            <text:p>1</text:p>
          </table:table-cell>
          <table:table-cell table:style-name="ce81"/>
          <table:covered-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7.222227" calcext:value-type="float">
            <text:p>277.2222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81" office:value-type="float" office:value="7" calcext:value-type="float">
            <text:p>7</text:p>
          </table:table-cell>
          <table:table-cell table:style-name="ce81" table:number-columns-repeated="4"/>
          <table:table-cell table:style-name="ce81" office:value-type="float" office:value="1" calcext:value-type="float">
            <text:p>1</text:p>
          </table:table-cell>
          <table:table-cell table:style-name="ce81"/>
          <table:covered-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3.670604" calcext:value-type="float">
            <text:p>273.67060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0.847168" calcext:value-type="float">
            <text:p>280.84716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calcext:conditional-formats>
          <calcext:conditional-format calcext:target-range-address="Sheet1.F5:Sheet1.F5 Sheet1.F7:Sheet1.F9 Sheet1.G6:Sheet1.G6 Sheet1.G9:Sheet1.G9 Sheet1.G8:Sheet1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number-columns-repeated="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State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бомж</text:p>
          </table:table-cell>
          <table:table-cell table:number-columns-repeated="14"/>
        </table:table-row>
        <table:table-row table:style-name="ro1">
          <table:table-cell/>
          <table:table-cell table:style-name="ce84" office:value-type="float" office:value="2" calcext:value-type="float">
            <text:p>2</text:p>
          </table:table-cell>
          <table:table-cell office:value-type="string" calcext:value-type="string">
            <text:p>винишко</text:p>
          </table:table-cell>
          <table:table-cell table:number-columns-repeated="14"/>
        </table:table-row>
        <table:table-row table:style-name="ro1">
          <table:table-cell/>
          <table:table-cell table:style-name="ce84" office:value-type="float" office:value="3" calcext:value-type="float">
            <text:p>3</text:p>
          </table:table-cell>
          <table:table-cell office:value-type="string" calcext:value-type="string">
            <text:p>поиска работы</text:p>
          </table:table-cell>
          <table:table-cell table:number-columns-repeated="14"/>
        </table:table-row>
        <table:table-row table:style-name="ro1">
          <table:table-cell/>
          <table:table-cell table:style-name="ce84" office:value-type="float" office:value="4" calcext:value-type="float">
            <text:p>4</text:p>
          </table:table-cell>
          <table:table-cell office:value-type="string" calcext:value-type="string">
            <text:p>работы</text:p>
          </table:table-cell>
          <table:table-cell table:number-columns-repeated="14"/>
        </table:table-row>
        <table:table-row table:style-name="ro1">
          <table:table-cell/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коньячёк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75" office:value-type="string" calcext:value-type="string" table:number-columns-spanned="9" table:number-rows-spanned="1">
            <text:p>Versions</text:p>
          </table:table-cell>
          <table:covered-table-cell table:number-columns-repeated="8"/>
        </table:table-row>
        <table:table-row table:style-name="ro1">
          <table:table-cell/>
          <table:table-cell table:style-name="ce85" office:value-type="string" calcext:value-type="string">
            <text:p>Policy</text:p>
          </table:table-cell>
          <table:table-cell table:style-name="ce89" table:number-columns-repeated="2"/>
          <table:table-cell table:style-name="ce97"/>
          <table:table-cell/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/>
          <table:table-cell table:style-name="ce86" office:value-type="string" calcext:value-type="string">
            <text:p>Sate\action</text:p>
          </table:table-cell>
          <table:table-cell table:style-name="ce90" office:value-type="string" calcext:value-type="string">
            <text:p>left</text:p>
          </table:table-cell>
          <table:table-cell table:style-name="ce93" office:value-type="string" calcext:value-type="string">
            <text:p>right</text:p>
          </table:table-cell>
          <table:table-cell table:number-columns-repeated="2"/>
          <table:table-cell table:style-name="ce99" office:value-type="string" calcext:value-type="string">
            <text:p>Value_state array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86"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style-name="ce94" office:value-type="float" office:value="0.33" calcext:value-type="float">
            <text:p>0.33</text:p>
          </table:table-cell>
          <table:table-cell table:number-columns-repeated="2"/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3" table:formula="of:=(0.1*[.$D$11]*0+[.$D$11]*0.1*[.H11])+(0.4*[.$D$11]*0+[.$D$11]*0.4*[.H13])+(0.5*[.$C$11]*0+[.$C$11]*0.5*[.H12])" office:value-type="float" office:value="0" calcext:value-type="float">
            <text:p>0.000</text:p>
          </table:table-cell>
          <table:table-cell table:style-name="ce103" table:formula="of:=(0.1*[.$D$11]*0+[.$D$11]*0.1*[.I11])+(0.4*[.$D$11]*0+[.$D$11]*0.4*[.I13])+(0.5*[.$C$11]*0+[.$C$11]*0.5*[.I12])" office:value-type="float" office:value="0" calcext:value-type="float">
            <text:p>0.000</text:p>
          </table:table-cell>
          <table:table-cell table:style-name="ce103" table:formula="of:=(0.1*[.$D$11]*0+[.$D$11]*0.1*[.J11])+(0.4*[.$D$11]*0+[.$D$11]*0.4*[.J13])+(0.5*[.$C$11]*0+[.$C$11]*0.5*[.J12])" office:value-type="float" office:value="-0.000825" calcext:value-type="float">
            <text:p>-0.001</text:p>
          </table:table-cell>
          <table:table-cell table:style-name="ce103" table:formula="of:=(0.1*[.$D$11]*0+[.$D$11]*0.1*[.K11])+(0.4*[.$D$11]*0+[.$D$11]*0.4*[.K13])+(0.5*[.$C$11]*0+[.$C$11]*0.5*[.K12])" office:value-type="float" office:value="-0.00013035" calcext:value-type="float">
            <text:p>0.000</text:p>
          </table:table-cell>
          <table:table-cell table:style-name="ce103" table:formula="of:=(0.1*[.$D$11]*0+[.$D$11]*0.1*[.L11])+(0.4*[.$D$11]*0+[.$D$11]*0.4*[.L13])+(0.5*[.$C$11]*0+[.$C$11]*0.5*[.L12])" office:value-type="float" office:value="-0.000124565925" calcext:value-type="float">
            <text:p>0.000</text:p>
          </table:table-cell>
          <table:table-cell table:style-name="ce103" table:formula="of:=(0.1*[.$D$11]*0+[.$D$11]*0.1*[.M11])+(0.4*[.$D$11]*0+[.$D$11]*0.4*[.M13])+(0.5*[.$C$11]*0+[.$C$11]*0.5*[.M12])" office:value-type="float" office:value="-0.00003049361865" calcext:value-type="float">
            <text:p>0.000</text:p>
          </table:table-cell>
          <table:table-cell table:style-name="ce103" table:formula="of:=(0.1*[.$D$11]*0+[.$D$11]*0.1*[.N11])+(0.4*[.$D$11]*0+[.$D$11]*0.4*[.N13])+(0.5*[.$C$11]*0+[.$C$11]*0.5*[.N12])" office:value-type="float" office:value="-0.000017136428694825" calcext:value-type="float">
            <text:p>0.000</text:p>
          </table:table-cell>
          <table:table-cell table:style-name="ce103" table:formula="of:=(0.1*[.$D$11]*0+[.$D$11]*0.1*[.O11])+(0.4*[.$D$11]*0+[.$D$11]*0.4*[.O13])+(0.5*[.$C$11]*0+[.$C$11]*0.5*[.O12])" office:value-type="float" office:value="-0.00000559936832211716" calcext:value-type="float">
            <text:p>0.000</text:p>
          </table:table-cell>
          <table:table-cell table:style-name="ce103" table:formula="of:=(0.1*[.$D$11]*0+[.$D$11]*0.1*[.P11])+(0.4*[.$D$11]*0+[.$D$11]*0.4*[.P13])+(0.5*[.$C$11]*0+[.$C$11]*0.5*[.P12])" office:value-type="float" office:value="-0.00000263703711396565" calcext:value-type="float">
            <text:p>0.000</text:p>
          </table:table-cell>
        </table:table-row>
        <table:table-row table:style-name="ro1">
          <table:table-cell/>
          <table:table-cell table:style-name="ce86" office:value-type="float" office:value="2" calcext:value-type="float">
            <text:p>2</text:p>
          </table:table-cell>
          <table:table-cell/>
          <table:table-cell table:style-name="ce94" office:value-type="float" office:value="0.5" calcext:value-type="float">
            <text:p>0.5</text:p>
          </table:table-cell>
          <table:table-cell table:number-columns-repeated="2"/>
          <table:table-cell table:style-name="ce100" office:value-type="float" office:value="2" calcext:value-type="float">
            <text:p>2</text:p>
          </table:table-cell>
          <table:table-cell table:style-name="ce100" office:value-type="float" office:value="0" calcext:value-type="float">
            <text:p>0</text:p>
          </table:table-cell>
          <table:table-cell table:style-name="ce103" table:formula="of:=(0.1*[.$D$12]*0+[.$D$12]*0.1*[.H11])+(0.9*[.$D$12]*0+[.$D$12]*0.9*[.H12])" office:value-type="float" office:value="0" calcext:value-type="float">
            <text:p>0.000</text:p>
          </table:table-cell>
          <table:table-cell table:style-name="ce103" table:formula="of:=(0.1*[.$D$12]*0+[.$D$12]*0.1*[.I11])+(0.9*[.$D$12]*0+[.$D$12]*0.9*[.I12])" office:value-type="float" office:value="0" calcext:value-type="float">
            <text:p>0.000</text:p>
          </table:table-cell>
          <table:table-cell table:style-name="ce103" table:formula="of:=(0.1*[.$D$12]*0+[.$D$12]*0.1*[.J11])+(0.9*[.$D$12]*0+[.$D$12]*0.9*[.J12])" office:value-type="float" office:value="0" calcext:value-type="float">
            <text:p>0.000</text:p>
          </table:table-cell>
          <table:table-cell table:style-name="ce103" table:formula="of:=(0.1*[.$D$12]*0+[.$D$12]*0.1*[.K11])+(0.9*[.$D$12]*0+[.$D$12]*0.9*[.K12])" office:value-type="float" office:value="-0.00004125" calcext:value-type="float">
            <text:p>0.000</text:p>
          </table:table-cell>
          <table:table-cell table:style-name="ce103" table:formula="of:=(0.1*[.$D$12]*0+[.$D$12]*0.1*[.L11])+(0.9*[.$D$12]*0+[.$D$12]*0.9*[.L12])" office:value-type="float" office:value="-0.00002508" calcext:value-type="float">
            <text:p>0.000</text:p>
          </table:table-cell>
          <table:table-cell table:style-name="ce103" table:formula="of:=(0.1*[.$D$12]*0+[.$D$12]*0.1*[.M11])+(0.9*[.$D$12]*0+[.$D$12]*0.9*[.M12])" office:value-type="float" office:value="-0.00001751429625" calcext:value-type="float">
            <text:p>0.000</text:p>
          </table:table-cell>
          <table:table-cell table:style-name="ce103" table:formula="of:=(0.1*[.$D$12]*0+[.$D$12]*0.1*[.N11])+(0.9*[.$D$12]*0+[.$D$12]*0.9*[.N12])" office:value-type="float" office:value="-0.00000940611424500001" calcext:value-type="float">
            <text:p>0.000</text:p>
          </table:table-cell>
          <table:table-cell table:style-name="ce103" table:formula="of:=(0.1*[.$D$12]*0+[.$D$12]*0.1*[.O11])+(0.9*[.$D$12]*0+[.$D$12]*0.9*[.O12])" office:value-type="float" office:value="-0.00000508957284499125" calcext:value-type="float">
            <text:p>0.000</text:p>
          </table:table-cell>
          <table:table-cell table:style-name="ce103" table:formula="of:=(0.1*[.$D$12]*0+[.$D$12]*0.1*[.P11])+(0.9*[.$D$12]*0+[.$D$12]*0.9*[.P12])" office:value-type="float" office:value="-0.00000257027619635192" calcext:value-type="float">
            <text:p>0.000</text:p>
          </table:table-cell>
        </table:table-row>
        <table:table-row table:style-name="ro1">
          <table:table-cell/>
          <table:table-cell table:style-name="ce86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style-name="ce94" office:value-type="float" office:value="0.5" calcext:value-type="float">
            <text:p>0.5</text:p>
          </table:table-cell>
          <table:table-cell table:number-columns-repeated="2"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0" calcext:value-type="float">
            <text:p>0</text:p>
          </table:table-cell>
          <table:table-cell table:style-name="ce103" table:formula="of:=(0.1*[.$D$13]*0+[.$D$13]*0.1*[.H14])+(0.9*[.$C$13]*0+[.$C$13]*0.9*[.H11])" office:value-type="float" office:value="0" calcext:value-type="float">
            <text:p>0.000</text:p>
          </table:table-cell>
          <table:table-cell table:style-name="ce103" table:formula="of:=(0.1*[.$D$13]*0+[.$D$13]*0.1*[.I14])+(0.9*[.$C$13]*0+[.$C$13]*0.9*[.I11])" office:value-type="float" office:value="-0.00625" calcext:value-type="float">
            <text:p>-0.006</text:p>
          </table:table-cell>
          <table:table-cell table:style-name="ce103" table:formula="of:=(0.1*[.$D$13]*0+[.$D$13]*0.1*[.J14])+(0.9*[.$C$13]*0+[.$C$13]*0.9*[.J11])" office:value-type="float" office:value="-0.00078125" calcext:value-type="float">
            <text:p>-0.001</text:p>
          </table:table-cell>
          <table:table-cell table:style-name="ce103" table:formula="of:=(0.1*[.$D$13]*0+[.$D$13]*0.1*[.K14])+(0.9*[.$C$13]*0+[.$C$13]*0.9*[.K11])" office:value-type="float" office:value="-0.00085953125" calcext:value-type="float">
            <text:p>-0.001</text:p>
          </table:table-cell>
          <table:table-cell table:style-name="ce103" table:formula="of:=(0.1*[.$D$13]*0+[.$D$13]*0.1*[.L14])+(0.9*[.$C$13]*0+[.$C$13]*0.9*[.L11])" office:value-type="float" office:value="-0.00016852078125" calcext:value-type="float">
            <text:p>0.000</text:p>
          </table:table-cell>
          <table:table-cell table:style-name="ce103" table:formula="of:=(0.1*[.$D$13]*0+[.$D$13]*0.1*[.M14])+(0.9*[.$C$13]*0+[.$C$13]*0.9*[.M11])" office:value-type="float" office:value="-0.00010030515453125" calcext:value-type="float">
            <text:p>0.000</text:p>
          </table:table-cell>
          <table:table-cell table:style-name="ce103" table:formula="of:=(0.1*[.$D$13]*0+[.$D$13]*0.1*[.N14])+(0.9*[.$C$13]*0+[.$C$13]*0.9*[.N11])" office:value-type="float" office:value="-0.0000263777070057798" calcext:value-type="float">
            <text:p>0.000</text:p>
          </table:table-cell>
          <table:table-cell table:style-name="ce103" table:formula="of:=(0.1*[.$D$13]*0+[.$D$13]*0.1*[.O14])+(0.9*[.$C$13]*0+[.$C$13]*0.9*[.O11])" office:value-type="float" office:value="-0.0000122157457569108" calcext:value-type="float">
            <text:p>0.000</text:p>
          </table:table-cell>
          <table:table-cell table:style-name="ce103" table:formula="of:=(0.1*[.$D$13]*0+[.$D$13]*0.1*[.P14])+(0.9*[.$C$13]*0+[.$C$13]*0.9*[.P11])" office:value-type="float" office:value="-0.00000398319786537425" calcext:value-type="float">
            <text:p>0.000</text:p>
          </table:table-cell>
        </table:table-row>
        <table:table-row table:style-name="ro1">
          <table:table-cell/>
          <table:table-cell table:style-name="ce87" office:value-type="float" office:value="4" calcext:value-type="float">
            <text:p>4</text:p>
          </table:table-cell>
          <table:table-cell table:style-name="ce91" office:value-type="float" office:value="0.5" calcext:value-type="float">
            <text:p>0.5</text:p>
          </table:table-cell>
          <table:table-cell table:style-name="ce95" office:value-type="float" office:value="0.5" calcext:value-type="float">
            <text:p>0.5</text:p>
          </table:table-cell>
          <table:table-cell table:number-columns-repeated="2"/>
          <table:table-cell table:style-name="ce100" office:value-type="float" office:value="4" calcext:value-type="float">
            <text:p>4</text:p>
          </table:table-cell>
          <table:table-cell table:style-name="ce100" office:value-type="float" office:value="0" calcext:value-type="float">
            <text:p>0</text:p>
          </table:table-cell>
          <table:table-cell table:style-name="ce103" table:formula="of:=(0.25*[.$D$14]*2+[.$D$14]*0.25*[.H14])+(0.75*[.$C$14]*-1+[.$C$14]*0.75*[.H15])" office:value-type="float" office:value="-0.125" calcext:value-type="float">
            <text:p>-0.125</text:p>
          </table:table-cell>
          <table:table-cell table:style-name="ce103" table:formula="of:=(0.25*[.$D$14]*2+[.$D$14]*0.25*[.I14])+(0.75*[.$C$14]*-1+[.$C$14]*0.75*[.I15])" office:value-type="float" office:value="-0.015625" calcext:value-type="float">
            <text:p>-0.016</text:p>
          </table:table-cell>
          <table:table-cell table:style-name="ce103" table:formula="of:=(0.25*[.$D$14]*2+[.$D$14]*0.25*[.J14])+(0.75*[.$C$14]*-1+[.$C$14]*0.75*[.J15])" office:value-type="float" office:value="-0.009765625" calcext:value-type="float">
            <text:p>-0.010</text:p>
          </table:table-cell>
          <table:table-cell table:style-name="ce103" table:formula="of:=(0.25*[.$D$14]*2+[.$D$14]*0.25*[.K14])+(0.75*[.$C$14]*-1+[.$C$14]*0.75*[.K15])" office:value-type="float" office:value="-0.002197265625" calcext:value-type="float">
            <text:p>-0.002</text:p>
          </table:table-cell>
          <table:table-cell table:style-name="ce103" table:formula="of:=(0.25*[.$D$14]*2+[.$D$14]*0.25*[.L14])+(0.75*[.$C$14]*-1+[.$C$14]*0.75*[.L15])" office:value-type="float" office:value="-0.000885009765625" calcext:value-type="float">
            <text:p>-0.001</text:p>
          </table:table-cell>
          <table:table-cell table:style-name="ce103" table:formula="of:=(0.25*[.$D$14]*2+[.$D$14]*0.25*[.M14])+(0.75*[.$C$14]*-1+[.$C$14]*0.75*[.M15])" office:value-type="float" office:value="-0.000253111572265596" calcext:value-type="float">
            <text:p>0.000</text:p>
          </table:table-cell>
          <table:table-cell table:style-name="ce103" table:formula="of:=(0.25*[.$D$14]*2+[.$D$14]*0.25*[.N14])+(0.75*[.$C$14]*-1+[.$C$14]*0.75*[.N15])" office:value-type="float" office:value="-0.0000900870568847911" calcext:value-type="float">
            <text:p>0.000</text:p>
          </table:table-cell>
          <table:table-cell table:style-name="ce103" table:formula="of:=(0.25*[.$D$14]*2+[.$D$14]*0.25*[.O14])+(0.75*[.$C$14]*-1+[.$C$14]*0.75*[.O15])" office:value-type="float" office:value="-0.0000292696424084304" calcext:value-type="float">
            <text:p>0.000</text:p>
          </table:table-cell>
          <table:table-cell table:style-name="ce103" table:formula="of:=(0.25*[.$D$14]*2+[.$D$14]*0.25*[.P14])+(0.75*[.$C$14]*-1+[.$C$14]*0.75*[.P15])" office:value-type="float" office:value="-0.0000104649106369425" calcext:value-type="float">
            <text:p>0.000</text:p>
          </table:table-cell>
        </table:table-row>
        <table:table-row table:style-name="ro1">
          <table:table-cell/>
          <table:table-cell table:style-name="ce88" office:value-type="float" office:value="5" calcext:value-type="float">
            <text:p>5</text:p>
          </table:table-cell>
          <table:table-cell table:style-name="ce92" office:value-type="float" office:value="0.5" calcext:value-type="float">
            <text:p>0.5</text:p>
          </table:table-cell>
          <table:table-cell table:style-name="ce96" office:value-type="float" office:value="0.5" calcext:value-type="float">
            <text:p>0.5</text:p>
          </table:table-cell>
          <table:table-cell table:number-columns-repeated="2"/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style-name="ce103" table:formula="of:=1/3*[.$D$15]*2+[.$D$15]*(1/3)*[.H14]+2/3*[.$C$15]*0+[.$C$15]*(2/3)*[.H12]" office:value-type="float" office:value="0.333333333333333" calcext:value-type="float">
            <text:p>0.333</text:p>
          </table:table-cell>
          <table:table-cell table:style-name="ce103" table:formula="of:=1/3*[.$D$15]*2+[.$D$15]*(1/3)*[.I14]+2/3*[.$C$15]*0+[.$C$15]*(2/3)*[.I12]" office:value-type="float" office:value="0.3125" calcext:value-type="float">
            <text:p>0.313</text:p>
          </table:table-cell>
          <table:table-cell table:style-name="ce103" table:formula="of:=1/3*[.$D$15]*2+[.$D$15]*(1/3)*[.J14]+2/3*[.$C$15]*0+[.$C$15]*(2/3)*[.J12]" office:value-type="float" office:value="0.330729166666667" calcext:value-type="float">
            <text:p>0.331</text:p>
          </table:table-cell>
          <table:table-cell table:style-name="ce103" table:formula="of:=1/3*[.$D$15]*2+[.$D$15]*(1/3)*[.K14]+2/3*[.$C$15]*0+[.$C$15]*(2/3)*[.K12]" office:value-type="float" office:value="0.331705729166667" calcext:value-type="float">
            <text:p>0.332</text:p>
          </table:table-cell>
          <table:table-cell table:style-name="ce103" table:formula="of:=1/3*[.$D$15]*2+[.$D$15]*(1/3)*[.L14]+2/3*[.$C$15]*0+[.$C$15]*(2/3)*[.L12]" office:value-type="float" office:value="0.332953372395833" calcext:value-type="float">
            <text:p>0.333</text:p>
          </table:table-cell>
          <table:table-cell table:style-name="ce103" table:formula="of:=1/3*[.$D$15]*2+[.$D$15]*(1/3)*[.M14]+2/3*[.$C$15]*0+[.$C$15]*(2/3)*[.M12]" office:value-type="float" office:value="0.333177471705729" calcext:value-type="float">
            <text:p>0.333</text:p>
          </table:table-cell>
          <table:table-cell table:style-name="ce103" table:formula="of:=1/3*[.$D$15]*2+[.$D$15]*(1/3)*[.N14]+2/3*[.$C$15]*0+[.$C$15]*(2/3)*[.N12]" office:value-type="float" office:value="0.333285309972539" calcext:value-type="float">
            <text:p>0.333</text:p>
          </table:table-cell>
          <table:table-cell table:style-name="ce103" table:formula="of:=1/3*[.$D$15]*2+[.$D$15]*(1/3)*[.O14]+2/3*[.$C$15]*0+[.$C$15]*(2/3)*[.O12]" office:value-type="float" office:value="0.333315183452438" calcext:value-type="float">
            <text:p>0.333</text:p>
          </table:table-cell>
          <table:table-cell table:style-name="ce103" table:formula="of:=1/3*[.$D$15]*2+[.$D$15]*(1/3)*[.P14]+2/3*[.$C$15]*0+[.$C$15]*(2/3)*[.P12]" office:value-type="float" office:value="0.333326758535317" calcext:value-type="float">
            <text:p>0.333</text:p>
          </table:table-cell>
        </table:table-row>
        <table:table-row table:style-name="ro1">
          <table:table-cell office:value-type="string" calcext:value-type="string">
            <text:p>Makar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/>
          <table:table-cell table:style-name="ce98" office:value-type="string" calcext:value-type="string">
            <text:p>Q</text:p>
          </table:table-cell>
          <table:table-cell table:style-name="ce77" office:value-type="string" calcext:value-type="string">
            <text:p>Action Value</text:p>
          </table:table-cell>
          <table:table-cell table:style-name="ce77"/>
          <table:table-cell table:style-name="ce104" office:value-type="string" calcext:value-type="string">
            <text:p>left</text:p>
          </table:table-cell>
          <table:table-cell table:style-name="ce104" office:value-type="string" calcext:value-type="string">
            <text:p>down</text:p>
          </table:table-cell>
          <table:table-cell table:style-name="ce104" office:value-type="string" calcext:value-type="string">
            <text:p>right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00" office:value-type="float" office:value="1" calcext:value-type="float">
            <text:p>1</text:p>
          </table:table-cell>
          <table:table-cell table:style-name="ce100"/>
          <table:table-cell table:style-name="ce105" table:formula="of:=0+0.5*[.Q12]" office:value-type="float" office:value="-0.00000128513809817596" calcext:value-type="float">
            <text:p>0.0000</text:p>
          </table:table-cell>
          <table:table-cell table:style-name="ce105" table:formula="of:=0+0.1*[.Q11]" office:value-type="float" office:value="-0.000000263703711396565" calcext:value-type="float">
            <text:p>0.0000</text:p>
          </table:table-cell>
          <table:table-cell table:style-name="ce107" table:formula="of:=0+0.4*[.Q13]" office:value-type="float" office:value="-0.0000015932791461497" calcext:value-type="float">
            <text:p>0.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00" office:value-type="float" office:value="2" calcext:value-type="float">
            <text:p>2</text:p>
          </table:table-cell>
          <table:table-cell table:style-name="ce100"/>
          <table:table-cell table:style-name="ce105"/>
          <table:table-cell table:style-name="ce105" table:formula="of:=0+0.9*[.Q12]" office:value-type="float" office:value="-0.00000231324857671673" calcext:value-type="float">
            <text:p>0.0000</text:p>
          </table:table-cell>
          <table:table-cell table:style-name="ce107" table:formula="of:=0+0.1*[.Q11]" office:value-type="float" office:value="-0.000000263703711396565" calcext:value-type="float">
            <text:p>0.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00" office:value-type="float" office:value="3" calcext:value-type="float">
            <text:p>3</text:p>
          </table:table-cell>
          <table:table-cell table:style-name="ce100"/>
          <table:table-cell table:style-name="ce105" table:formula="of:=0+0.9*[.Q11]+0.1*[.Q14]" office:value-type="float" office:value="-0.00000341982446626334" calcext:value-type="float">
            <text:p>0.0000</text:p>
          </table:table-cell>
          <table:table-cell table:style-name="ce105"/>
          <table:table-cell table:style-name="ce107" table:formula="of:=0+0.1*[.Q14]" office:value-type="float" office:value="-0.00000104649106369425" calcext:value-type="float">
            <text:p>0.0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00" office:value-type="float" office:value="4" calcext:value-type="float">
            <text:p>4</text:p>
          </table:table-cell>
          <table:table-cell table:style-name="ce100"/>
          <table:table-cell table:style-name="ce105" table:formula="of:=((-1)*0.75+0.75*[.Q15])" office:value-type="float" office:value="-0.500004931098512" calcext:value-type="float">
            <text:p>-0.5000</text:p>
          </table:table-cell>
          <table:table-cell table:style-name="ce105"/>
          <table:table-cell table:style-name="ce107" table:formula="of:=(2*0.25+0.25*[.Q14])" office:value-type="float" office:value="0.499997383772341" calcext:value-type="float">
            <text:p>0.5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01" office:value-type="float" office:value="5" calcext:value-type="float">
            <text:p>5</text:p>
          </table:table-cell>
          <table:table-cell table:style-name="ce101"/>
          <table:table-cell table:style-name="ce105" table:formula="of:=0+2/3*[.Q12]" office:value-type="float" office:value="-0.00000171351746423461" calcext:value-type="float">
            <text:p>0.0000</text:p>
          </table:table-cell>
          <table:table-cell table:style-name="ce106"/>
          <table:table-cell table:style-name="ce108" table:formula="of:=2+1/3*[.Q14]" office:value-type="float" office:value="1.99999651169645" calcext:value-type="float">
            <text:p>2.0000</text:p>
          </table:table-cell>
          <table:table-cell table:number-columns-repeated="6"/>
        </table:table-row>
        <table:table-row table:style-name="ro1">
          <table:table-cell table:style-name="ce75" office:value-type="string" calcext:value-type="string" table:number-columns-spanned="4" table:number-rows-spanned="1">
            <text:p>Makarov Decision Process</text:p>
          </table:table-cell>
          <table:covered-table-cell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Right</text:p>
          </table:table-cell>
          <table:table-cell table:number-columns-repeated="12"/>
        </table:table-row>
        <table:table-row table:style-name="ro1">
          <table:table-cell/>
          <table:table-cell table:style-name="ce75" office:value-type="float" office:value="1" calcext:value-type="float" table:number-columns-spanned="1" table:number-rows-spanned="2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2" calcext:value-type="float" table:number-columns-spanned="1" table:number-rows-spanned="2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3" calcext:value-type="float" table:number-columns-spanned="1" table:number-rows-spanned="2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table:number-columns-repeated="13"/>
        </table:table-row>
        <table:table-row table:style-name="ro1">
          <table:table-cell/>
          <table:table-cell table:style-name="ce75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/>
          <table:table-cell table:style-name="ce75" office:value-type="float" office:value="5" calcext:value-type="float" table:number-columns-spanned="1" table:number-rows-spanned="2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8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9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0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4:43:18.639859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3T22:18:21.163870764</meta:creation-date>
    <meta:editing-duration>P1DT27M42S</meta:editing-duration>
    <meta:editing-cycles>35</meta:editing-cycles>
    <meta:generator>LibreOffice/6.0.7.3$Linux_X86_64 LibreOffice_project/00m0$Build-3</meta:generator>
    <dc:date>2022-12-17T14:43:31.581148753</dc:date>
    <meta:document-statistic meta:table-count="2" meta:cell-count="314" meta:object-count="0"/>
  </office:meta>
</office:document-meta>
</file>